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4" calcext:value-type="date">
            <text:p>14.10.2017</text:p>
          </table:table-cell>
          <table:table-cell table:number-columns-repeated="15"/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 style:data-style-name="N2" text:time-value="20:00:57.6659152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69</meta:editing-cycles>
    <meta:editing-duration>PT4H2M2S</meta:editing-duration>
    <dc:title>Saison Ekkart</dc:title>
    <dc:date>2017-10-15T20:01:24.967971060</dc:date>
    <meta:generator>LibreOffice/5.1.6.2$Linux_X86_64 LibreOffice_project/10m0$Build-2</meta:generator>
    <meta:document-statistic meta:table-count="3" meta:cell-count="15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